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3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3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3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2">
      <number:text>R$-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date-style style:name="N145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5:07:32.303000000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07:32.3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06T15:08:32.473000000</dc:date>
    <dc:language>pt-PT</dc:language>
    <meta:editing-cycles>493</meta:editing-cycles>
    <meta:editing-duration>P2DT14H1M2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